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29C2113287054951592.png" manifest:media-type="image/png"/>
  <manifest:file-entry manifest:full-path="Pictures/100002010000020A000002A096B88DB9B73A654A.png" manifest:media-type="image/png"/>
  <manifest:file-entry manifest:full-path="Pictures/1000020100000203000002A1DA8E7A34FB7888D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4544" officeooo:paragraph-rsid="001a4544"/>
    </style:style>
    <style:style style:name="T1" style:family="text">
      <style:text-properties officeooo:rsid="001a45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FCFS</text:span></text:p>
      <text:p text:style-name="Standard"><draw:frame draw:style-name="fr1" draw:name="Image1" text:anchor-type="paragraph" svg:width="2.5516in" svg:height="3.322in" draw:z-index="0"><draw:image xlink:href="Pictures/10000201000002010000029C2113287054951592.png" xlink:type="simple" xlink:show="embed" xlink:actuate="onLoad" loext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1"> <text:s text:c="13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1">SJF</text:span></text:p>
      <text:p text:style-name="Standard"/>
      <text:p text:style-name="Standard"><draw:frame draw:style-name="fr2" draw:name="Image2" text:anchor-type="paragraph" svg:width="4.0992in" svg:height="5.3571in" draw:z-index="1"><draw:image xlink:href="Pictures/1000020100000203000002A1DA8E7A34FB7888D8.png" xlink:type="simple" xlink:show="embed" xlink:actuate="onLoad" loext:mime-type="image/png"/></draw:frame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I</text:p>
      <text:p text:style-name="P1"><draw:frame draw:style-name="fr1" draw:name="Image3" text:anchor-type="paragraph" svg:width="5.4374in" svg:height="7in" draw:z-index="2"><draw:image xlink:href="Pictures/100002010000020A000002A096B88DB9B73A654A.png" xlink:type="simple" xlink:show="embed" xlink:actuate="onLoad" loext:mime-type="image/png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32:43.234073163</meta:creation-date>
    <dc:date>2019-10-02T18:39:17.132018214</dc:date>
    <meta:editing-duration>PT6M34S</meta:editing-duration>
    <meta:editing-cycles>1</meta:editing-cycles>
    <meta:document-statistic meta:table-count="0" meta:image-count="3" meta:object-count="0" meta:page-count="2" meta:paragraph-count="7" meta:word-count="3" meta:character-count="38" meta:non-whitespace-character-count="10"/>
    <meta:generator>LibreOffice/6.2.6.2$Linux_X86_64 LibreOffice_project/20$Build-2</meta:generator>
  </office:meta>
</office:document-meta>
</file>